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1F505B000013A3000013D87B9E3FCA31961F0F.svg" manifest:media-type="image/svg+xml"/>
  <manifest:file-entry manifest:full-path="Pictures/100000010000011D0000012063D5BB7C57868C5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6cm" svg:height="5.079cm" svg:x="8.087cm" svg:y="10.548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3T09:55:57.422000000</meta:creation-date>
    <dc:date>2024-05-20T05:07:43.245000000</dc:date>
    <meta:editing-duration>PT3H54M5S</meta:editing-duration>
    <meta:editing-cycles>6</meta:editing-cycles>
    <meta:generator>LibreOffice/7.5.5.2$Windows_X86_64 LibreOffice_project/ca8fe7424262805f223b9a2334bc7181abbcbf5e</meta:generator>
    <meta:print-date>2024-02-13T18:37:25.347000000</meta:print-date>
    <meta:document-statistic meta:object-count="1"/>
  </office:meta>
</office:document-meta>
</file>